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style:style style:name="P5" style:family="paragraph" style:parent-style-name="Standard" style:list-style-name="L2">
      <style:paragraph-properties fo:line-height="150%"/>
      <style:text-properties officeooo:paragraph-rsid="0022b350"/>
    </style:style>
    <style:style style:name="P6" style:family="paragraph" style:parent-style-name="Standard" style:list-style-name="L2">
      <style:paragraph-properties fo:line-height="150%"/>
      <style:text-properties officeooo:rsid="0022b350" officeooo:paragraph-rsid="0022b350"/>
    </style:style>
    <style:style style:name="P7" style:family="paragraph" style:parent-style-name="Standard" style:list-style-name="L2">
      <style:paragraph-properties fo:line-height="150%"/>
      <style:text-properties officeooo:rsid="00230c9b" officeooo:paragraph-rsid="00230c9b"/>
    </style:style>
    <style:style style:name="P8" style:family="paragraph" style:parent-style-name="Standard" style:list-style-name="L2">
      <style:paragraph-properties fo:line-height="150%"/>
      <style:text-properties officeooo:rsid="0023d1f5" officeooo:paragraph-rsid="0023d1f5"/>
    </style:style>
    <style:style style:name="T1" style:family="text">
      <style:text-properties officeooo:rsid="0022b350"/>
    </style:style>
    <style:style style:name="T2" style:family="text">
      <style:text-properties officeooo:rsid="0023d1f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Blue.</text:p>
      <text:p text:style-name="P2">JBlue es un sistema de cobros dedicado al servicio de agua potable.</text:p>
      <text:p text:style-name="P2"/>
      <text:p text:style-name="P2">Este documento es para mencionar y hablar sobre las reglas de escritura del código, contenido de los paquetes y/o mecanismos del sistema.</text:p>
      <text:p text:style-name="P3"/>
      <text:p text:style-name="P3"/>
      <text:p text:style-name="P1">Reglas de código.</text:p>
      <text:p text:style-name="P3">Escritura de código.</text:p>
      <text:list text:style-name="L2">
        <text:list-item>
          <text:p text:style-name="P4">Variables</text:p>
          <text:list>
            <text:list-item>
              <text:p text:style-name="P7">Publicas</text:p>
              <text:list>
                <text:list-item>
                  <text:p text:style-name="P6">Todas los nombre variables deben empezar por minúscula.</text:p>
                  <text:list>
                    <text:list-item>
                      <text:p text:style-name="P6">Ejem: “<text:span text:style-name="T2">public double </text:span>suma”</text:p>
                    </text:list-item>
                  </text:list>
                </text:list-item>
                <text:list-item>
                  <text:p text:style-name="P5"><text:span text:style-name="T1">En caso de que la variable este formada por dos o mas palabras se deberá iniciar la segunda variable con mayúscula.</text:span></text:p>
                  <text:list>
                    <text:list-item>
                      <text:p text:style-name="P6">Ejem: “SumaTotalDeCuenta”</text:p>
                    </text:list-item>
                  </text:list>
                </text:list-item>
              </text:list>
            </text:list-item>
            <text:list-item>
              <text:p text:style-name="P7">Variables privadas.</text:p>
              <text:list>
                <text:list-item>
                  <text:p text:style-name="P7">Mismas reglas que las variables publicas.</text:p>
                </text:list-item>
              </text:list>
            </text:list-item>
            <text:list-item>
              <text:p text:style-name="P7">Variables protegidas.</text:p>
              <text:list>
                <text:list-item>
                  <text:p text:style-name="P7">Todos los nombres variables protegidas deberán empezar por un “ _ ”.</text:p>
                  <text:list>
                    <text:list-item>
                      <text:p text:style-name="P8">Ejem: “protected boolean _isConectado”</text:p>
                    </text:list-item>
                  </text:list>
                </text:list-item>
                <text:list-item>
                  <text:p text:style-name="P8">La segunda regla de las variables publicas también aplica.</text:p>
                </text:list-item>
              </text:list>
            </text:list-item>
          </text:list>
        </text:list-item>
        <text:list-item>
          <text:p text:style-name="P8">Constantes</text:p>
          <text:list>
            <text:list-item>
              <text:p text:style-name="P8">En el caso de las constantes publicas, privadas o protegidas se deben escribir totalmente con mayúsculas.</text:p>
              <text:list>
                <text:list-item>
                  <text:p text:style-name="P8">Ejem: “PI”</text:p>
                </text:list-item>
              </text:list>
            </text:list-item>
            <text:list-item>
              <text:p text:style-name="P8">En el caso de que el nombre este formado por dos o mas palabras este debera separarse por “ _ ”</text:p>
              <text:list>
                <text:list-item>
                  <text:p text:style-name="P8">Ejem: “NUMERO_PI”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01:54:50.490247961</meta:creation-date>
    <dc:date>2023-02-11T04:42:39.204881750</dc:date>
    <meta:editing-duration>PT25M21S</meta:editing-duration>
    <meta:editing-cycles>10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22" meta:word-count="172" meta:character-count="984" meta:non-whitespace-character-count="851"/>
  </office:meta>
</office:document-meta>
</file>